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8.5cm" style:rel-column-width="32767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 officeooo:rsid="0006bec3" officeooo:paragraph-rsid="0006bec3"/>
    </style:style>
    <style:style style:name="P2" style:family="paragraph" style:parent-style-name="Standard">
      <style:text-properties fo:language="el" fo:country="GR" officeooo:rsid="000a57a2" officeooo:paragraph-rsid="000a57a2"/>
    </style:style>
    <style:style style:name="P3" style:family="paragraph" style:parent-style-name="Standard">
      <style:text-properties officeooo:paragraph-rsid="0005ba36"/>
    </style:style>
    <style:style style:name="P4" style:family="paragraph" style:parent-style-name="Standard">
      <style:text-properties officeooo:paragraph-rsid="00069267"/>
    </style:style>
    <style:style style:name="P5" style:family="paragraph" style:parent-style-name="Table_20_Contents">
      <style:text-properties officeooo:rsid="001a0e1c" officeooo:paragraph-rsid="001a0e1c"/>
    </style:style>
    <style:style style:name="P6" style:family="paragraph" style:parent-style-name="Table_20_Contents">
      <style:text-properties officeooo:paragraph-rsid="001a0e1c"/>
    </style:style>
    <style:style style:name="P7" style:family="paragraph" style:parent-style-name="Standard">
      <style:text-properties fo:language="el" fo:country="GR" officeooo:rsid="00098335" officeooo:paragraph-rsid="00098335"/>
    </style:style>
    <style:style style:name="P8" style:family="paragraph" style:parent-style-name="Standard">
      <style:text-properties fo:language="el" fo:country="GR" officeooo:rsid="000d1a87" officeooo:paragraph-rsid="000d1a87"/>
    </style:style>
    <style:style style:name="P9" style:family="paragraph" style:parent-style-name="Standard">
      <style:text-properties fo:language="el" fo:country="GR" officeooo:rsid="000d1a87" officeooo:paragraph-rsid="001a0e1c"/>
    </style:style>
    <style:style style:name="P10" style:family="paragraph" style:parent-style-name="Standard">
      <style:text-properties fo:language="el" fo:country="GR" officeooo:rsid="001878d3" officeooo:paragraph-rsid="001878d3"/>
    </style:style>
    <style:style style:name="P11" style:family="paragraph" style:parent-style-name="Standard">
      <style:text-properties fo:language="el" fo:country="GR" officeooo:rsid="001878d3" officeooo:paragraph-rsid="001adeee"/>
    </style:style>
    <style:style style:name="P12" style:family="paragraph" style:parent-style-name="Standard">
      <style:text-properties fo:language="el" fo:country="GR" officeooo:rsid="001b627d" officeooo:paragraph-rsid="001b627d"/>
    </style:style>
    <style:style style:name="P13" style:family="paragraph" style:parent-style-name="Standard">
      <style:text-properties fo:language="el" fo:country="GR" officeooo:rsid="001b627d" officeooo:paragraph-rsid="001878d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0c92"/>
    </style:style>
    <style:style style:name="T3" style:family="text">
      <style:text-properties fo:language="en" fo:country="US" officeooo:rsid="0005ba36"/>
    </style:style>
    <style:style style:name="T4" style:family="text">
      <style:text-properties fo:language="en" fo:country="US" officeooo:rsid="0005e49d"/>
    </style:style>
    <style:style style:name="T5" style:family="text">
      <style:text-properties fo:language="en" fo:country="US" officeooo:rsid="000a477e"/>
    </style:style>
    <style:style style:name="T6" style:family="text">
      <style:text-properties fo:language="en" fo:country="US" officeooo:rsid="000d5279"/>
    </style:style>
    <style:style style:name="T7" style:family="text">
      <style:text-properties fo:language="en" fo:country="US" officeooo:rsid="000eeece"/>
    </style:style>
    <style:style style:name="T8" style:family="text">
      <style:text-properties fo:language="en" fo:country="US" officeooo:rsid="001097d1"/>
    </style:style>
    <style:style style:name="T9" style:family="text">
      <style:text-properties fo:language="en" fo:country="US" officeooo:rsid="00111982"/>
    </style:style>
    <style:style style:name="T10" style:family="text">
      <style:text-properties fo:language="en" fo:country="US" officeooo:rsid="0012206c"/>
    </style:style>
    <style:style style:name="T11" style:family="text">
      <style:text-properties fo:language="en" fo:country="US" officeooo:rsid="001521be"/>
    </style:style>
    <style:style style:name="T12" style:family="text">
      <style:text-properties fo:language="en" fo:country="US" officeooo:rsid="001a0e1c"/>
    </style:style>
    <style:style style:name="T13" style:family="text">
      <style:text-properties fo:language="en" fo:country="US" officeooo:rsid="001adeee"/>
    </style:style>
    <style:style style:name="T14" style:family="text">
      <style:text-properties fo:language="el" fo:country="GR" officeooo:rsid="00069267"/>
    </style:style>
    <style:style style:name="T15" style:family="text">
      <style:text-properties officeooo:rsid="00040c92"/>
    </style:style>
    <style:style style:name="T16" style:family="text">
      <style:text-properties officeooo:rsid="0005ba36"/>
    </style:style>
    <style:style style:name="T17" style:family="text">
      <style:text-properties officeooo:rsid="0005e49d"/>
    </style:style>
    <style:style style:name="T18" style:family="text">
      <style:text-properties fo:color="#d4d4d4" fo:background-color="#1e1e1e" loext:char-shading-value="0"/>
    </style:style>
    <style:style style:name="T19" style:family="text">
      <style:text-properties fo:color="#d4d4d4" style:font-name="Consolas" fo:font-size="12pt" fo:font-weight="normal" fo:background-color="#1e1e1e" loext:char-shading-value="0"/>
    </style:style>
    <style:style style:name="T20" style:family="text">
      <style:text-properties fo:color="#6a9955" style:font-name="Consolas" fo:font-size="12pt" fo:font-weight="normal" fo:background-color="#1e1e1e" loext:char-shading-value="0"/>
    </style:style>
    <style:style style:name="T21" style:family="text">
      <style:text-properties fo:color="#9cdcfe" style:font-name="Consolas" fo:font-size="12pt" fo:font-weight="normal" fo:background-color="#1e1e1e" loext:char-shading-value="0"/>
    </style:style>
    <style:style style:name="T22" style:family="text">
      <style:text-properties fo:color="#b5cea8" style:font-name="Consolas" fo:font-size="12pt" fo:font-weight="normal" fo:background-color="#1e1e1e" loext:char-shading-value="0"/>
    </style:style>
    <style:style style:name="T23" style:family="text">
      <style:text-properties officeooo:rsid="000a477e"/>
    </style:style>
    <style:style style:name="T24" style:family="text">
      <style:text-properties officeooo:rsid="000d5279"/>
    </style:style>
    <style:style style:name="T25" style:family="text">
      <style:text-properties officeooo:rsid="001521be"/>
    </style:style>
    <style:style style:name="T26" style:family="text">
      <style:text-properties officeooo:rsid="001a0e1c"/>
    </style:style>
    <style:style style:name="T27" style:family="text">
      <style:text-properties officeooo:rsid="001ad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Αρχικά, το ακολουθιακό πρόβλημα τρέχει για <text:span text:style-name="T1">0.875 </text:span>δευτερόλεπτα για το μέγεθος πίνακα 840<text:span text:style-name="T1">x840</text:span>. Μεταφέροντας το σώμα της συνάρτησης <text:span text:style-name="T1">one_jacobi_iteration </text:span>στο εσωτερικό του βρόχου <text:span text:style-name="T1">while, </text:span>και μεταφέροντας τον υπολογισμό των <text:span text:style-name="T1">cx, cy, cc </text:span><text:span text:style-name="T26">ακριβώς έξω από αυτόν, </text:span>παίρνουμε <text:span text:style-name="T26">χρόνο 0.838 δευτερολέπτων. Άλλος περιττός επαναϋπολογισμός είναι αυτός των </text:span><text:span text:style-name="T12">fX^2, fY^2 </text:span><text:span text:style-name="T26">και </text:span><text:span text:style-name="T12">f. </text:span><text:span text:style-name="T26">Η βελτιστοποίηση που επιλέξαμε ήταν η εξής:</text:span> <text:span text:style-name="T1"><text:s/></text:span><text:span text:style-name="T26">κρατήσαμε τα </text:span><text:span text:style-name="T12">fX^2 </text:span><text:span text:style-name="T26">και </text:span><text:span text:style-name="T12">fY^2 </text:span><text:span text:style-name="T26">σε δύο διανύσματα μήκους 1</text:span><text:span text:style-name="T12">xn </text:span><text:span text:style-name="T26">και 1</text:span><text:span text:style-name="T12">xm </text:span><text:span text:style-name="T26">αντίστοιχα. Ιδανικά, θα θέλαμε να κρατούσαμε το </text:span><text:span text:style-name="T12">f </text:span><text:span text:style-name="T26">για κάθε θέση του </text:span><text:span text:style-name="T12">nxm </text:span><text:span text:style-name="T26">πίνακα, όμως αυτό είναι ασύμφορο από πλευράς μνήμης, αφού χρειάζεται ένας ακόμη </text:span><text:span text:style-name="T12">nxm </text:span><text:span text:style-name="T26">πίνακας και αυτό είναι αδύνατον να συμβεί για το μεγαλύτερο μέγεθος προβλήματος. Μόνο με τα δύο διανύσματα αυτά πετυχαίνουμε και πάλι εξαιρετική μείωση στην απόδοση. Η αρχικοποίησή τους και η πρώτη επανάληψη της </text:span><text:span text:style-name="T13">Jacobi SOR </text:span><text:span text:style-name="T27">γίνονται ταυτόχρονα. Κατόπιν, ο βρόχος </text:span><text:span text:style-name="T13">while </text:span><text:span text:style-name="T27">κάνει 39 επαναλήψεις, στις οποίες χρησιμοποιούνται τα στοιχεία από τα διανύσματα </text:span><text:span text:style-name="T13">fXsquared </text:span><text:span text:style-name="T27">και </text:span><text:span text:style-name="T13">fYsquared</text:span><text:span text:style-name="T27">.</text:span></text:p>
      <text:p text:style-name="P11"/>
      <text:p text:style-name="P11"><text:span text:style-name="T27">Οι χρόνοι για όλα τα μεγέθη προβλήματος ακολουθούν:</text:span></text:p>
      <text:p text:style-name="P10"/>
      <table:table table:name="Πίνακας1" table:style-name="Πίνακας1">
        <table:table-column table:style-name="Πίνακας1.A" table:number-columns-repeated="2"/>
        <table:table-row>
          <table:table-cell table:style-name="Πίνακας1.A1" office:value-type="string">
            <text:p text:style-name="P5">Μέγεθος Προβλήματος</text:p>
          </table:table-cell>
          <table:table-cell table:style-name="Πίνακας1.B1" office:value-type="string">
            <text:p text:style-name="P5">Χρόνος</text:p>
          </table:table-cell>
        </table:table-row>
        <table:table-row>
          <table:table-cell table:style-name="Πίνακας1.A2" office:value-type="string">
            <text:p text:style-name="P9"><text:span text:style-name="T24">840</text:span><text:span text:style-name="T6">x840</text:span></text:p>
          </table:table-cell>
          <table:table-cell table:style-name="Πίνακας1.B2" office:value-type="string">
            <text:p text:style-name="P6"><text:span text:style-name="T6">0.486 </text:span><text:span text:style-name="T12">sec</text:span></text:p>
          </table:table-cell>
        </table:table-row>
        <table:table-row>
          <table:table-cell table:style-name="Πίνακας1.A2" office:value-type="string">
            <text:p text:style-name="P9"><text:span text:style-name="T6">1680x1680</text:span></text:p>
          </table:table-cell>
          <table:table-cell table:style-name="Πίνακας1.B2" office:value-type="string">
            <text:p text:style-name="P9"><text:span text:style-name="T6">1.802 sec</text:span></text:p>
          </table:table-cell>
        </table:table-row>
        <table:table-row>
          <table:table-cell table:style-name="Πίνακας1.A2" office:value-type="string">
            <text:p text:style-name="P9"><text:span text:style-name="T6">3360x3360</text:span></text:p>
          </table:table-cell>
          <table:table-cell table:style-name="Πίνακας1.B2" office:value-type="string">
            <text:p text:style-name="P9"><text:span text:style-name="T6">7.064 sec</text:span></text:p>
          </table:table-cell>
        </table:table-row>
        <table:table-row>
          <table:table-cell table:style-name="Πίνακας1.A2" office:value-type="string">
            <text:p text:style-name="P9"><text:span text:style-name="T7">6720x6720</text:span></text:p>
          </table:table-cell>
          <table:table-cell table:style-name="Πίνακας1.B2" office:value-type="string">
            <text:p text:style-name="P9"><text:span text:style-name="T7">28.085 sec</text:span></text:p>
          </table:table-cell>
        </table:table-row>
        <table:table-row>
          <table:table-cell table:style-name="Πίνακας1.A2" office:value-type="string">
            <text:p text:style-name="P9"><text:span text:style-name="T8">13440x13440</text:span></text:p>
          </table:table-cell>
          <table:table-cell table:style-name="Πίνακας1.B2" office:value-type="string">
            <text:p text:style-name="P9"><text:span text:style-name="T9">112.305</text:span><text:span text:style-name="T8"> sec</text:span></text:p>
          </table:table-cell>
        </table:table-row>
        <table:table-row>
          <table:table-cell table:style-name="Πίνακας1.A2" office:value-type="string">
            <text:p text:style-name="P9"><text:span text:style-name="T10">26880x26880</text:span></text:p>
          </table:table-cell>
          <table:table-cell table:style-name="Πίνακας1.B2" office:value-type="string">
            <text:p text:style-name="P9"><text:span text:style-name="T10">449.683 sec</text:span></text:p>
          </table:table-cell>
        </table:table-row>
      </table:table>
      <text:p text:style-name="P13"/>
      <text:p text:style-name="P12">Δοκιμάσαμε ο υπολογισμός της <text:span text:style-name="T1">f </text:span>να μην ανατίθεται σε ενδιάμεση μεταβλητή, και αντί αυτού να γίνεται μέσα στον υπολογισμό της <text:span text:style-name="T1">updateVal. </text:span>Για το μικρότερο μέγεθος πίνακα είχαμε αύξηση από τα <text:span text:style-name="T1">0.486 </text:span>στα <text:span text:style-name="T1">0.504 </text:span>δευτερόλεπτα, επομένως δεν συνεχίσαμε τις μετρήσεις για τα μεγαλύτερα μεγέθη και απορρίψαμε την αλλαγή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2:25:24.983000000</meta:creation-date>
    <dc:date>2021-09-17T15:39:00.186000000</dc:date>
    <meta:editing-duration>PT1H55M6S</meta:editing-duration>
    <meta:editing-cycles>25</meta:editing-cycles>
    <meta:generator>LibreOffice/5.3.7.2$Windows_X86_64 LibreOffice_project/6b8ed514a9f8b44d37a1b96673cbbdd077e24059</meta:generator>
    <meta:document-statistic meta:table-count="1" meta:image-count="0" meta:object-count="0" meta:page-count="1" meta:paragraph-count="17" meta:word-count="226" meta:character-count="1491" meta:non-whitespace-character-count="1281"/>
  </office:meta>
</office:document-meta>
</file>